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LabView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<text:span text:style-name="edu-sub"> – 3.6 GPA</text:span>
						</text:p>
            <text:list text:style-name="edu-list" text:continue-numbering="true">
              <text:list-item>
                <text:p text:style-name="edu-desc">Majored in Computer Science; graduated with an A.A. in Liberal Arts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Screwdja-YuJa">
								<text:span text:style-name="proj-title">
								Screwdja-YuJa</text:span>
							</text:a>was a severe vulnerability in YuJa's API that I identified and reported.</text:p>
            <text:list text:style-name="proj-list" text:continue-numbering="true">
              <text:list-item>
                <text:p text:style-name="proj-desc">Bootstrapped effort to release a major security patch after ~2 days</text:p>
              </text:list-item>
              <text:list-item>
                <text:p text:style-name="proj-desc">Exposed saved videos and metadata, resolved after notification</text:p>
              </text:list-item>
            </text:list>
          </table:table-cell>
          <table:table-cell table:style-name="date-cell">
            <text:p text:style-name="date">2022-12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Designed real-estate marketing materials for Berkshire Hathaway agents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p text:style-name="work-desc">
							Assisted in the development of a brain-computer interface with graduate students
						</text:p>
            <text:p text:style-name="work-desc">
							Designed user interface for mock-up calibration procedure
						</text:p>
            <text:p text:style-name="work-desc">
							Project coordinated by Professor Kiran George, PhD
						</text:p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